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rollbar.png"/>
  <manifest:file-entry manifest:media-type="image/png" manifest:full-path="Pictures/scrollbar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rollBar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crollBar</text:h>
                    <text:list>
                        <text:list-item>
                            <text:h text:style-name="Heading_20_2" text:outline-level="2">Description</text:h>
                        </text:list-item>
                    </text:list>
                </text:list-item>
            </text:list>

            <text:p text:style-name="Standard">This Widget can be used with <text:span text:style-name="backtick">List</text:span> and <text:span text:style-name="backtick">Grid</text:span> Widget for scrolling within large lists that do not fit entirely within said Widgets. If <text:span text:style-name="backtick">width</text:span> &gt; <text:span text:style-name="backtick">height</text:span> then a horizontal <text:span text:style-name="backtick">ScrollBar</text:span> is displayed:</text:p><text:p text:style-name="Standard"><draw:frame draw:style-name="fr2" draw:name="image_scrollbar.png" text:anchor-type="paragraph" svg:width="165mm" svg:height="25mm" draw:z-index="1">
                <draw:image xlink:href="Pictures/scrollbar.png" xlink:type="simple" xlink:show="embed" xlink:actuate="onLoad"/>
            </draw:frame></text:p><text:p text:style-name="Standard">... and if <text:span text:style-name="backtick">width</text:span> &lt;= <text:span text:style-name="backtick">height</text:span> then a vertical <text:span text:style-name="backtick">ScrollBar</text:span> is displayed.</text:p><text:p text:style-name="Standard"><draw:frame draw:style-name="fr2" draw:name="image_scrollbar_vert.png" text:anchor-type="paragraph" svg:width="10mm" svg:height="108mm" draw:z-index="2">
                <draw:image xlink:href="Pictures/scrollbar_vert.png" xlink:type="simple" xlink:show="embed" xlink:actuate="onLoad"/>
            </draw:frame></text:p><text:p text:style-name="Standard">The horizontal <text:span text:style-name="backtick">ScrollBar</text:span> has left and right buttons, and the vertical top and bottom buttons.</text:p><text:p text:style-name="Standard">This Widget connects to the <text:span text:style-name="backtick">List</text:span> or <text:span text:style-name="backtick">Grid</text:span> Widget via a variable of type <text:span text:style-name="backtick">struct:$ScrollbarState</text:span> which is set in the <text:span text:style-name="backtick">Data</text:span> property. The structure <text:span text:style-name="backtick">struct:$ScrollbarState</text:span> has these fields:</text:p>
                    <text:list xml:id="list_ScrollBar4" text:style-name="List_20_1">
                        
                        <text:list-item>
                            <text:p text:style-name="List_20_1">
                                <text:span text:style-name="backtick">numItems</text:span> – how many items/elements are in the list
                            </text:p>
                            
                        </text:list-item>
                        
                    

                        <text:list-item>
                            <text:p text:style-name="List_20_1">
                                <text:span text:style-name="backtick">itemsPerPage</text:span> – how many items fit inside the <text:span text:style-name="backtick">List</text:span> or <text:span text:style-name="backtick">Grid</text:span> Widget.
                            </text:p>
                            
                        </text:list-item>
                        
                    

                        <text:list-item>
                            <text:p text:style-name="List_20_1">
                                <text:span text:style-name="backtick">positionIncrement</text:span> – determines how many items we will move within the list when the left/top button (shift to the left/up) or the right/bottom button (shift to the right/down) is selected.
                            </text:p>
                            
                        </text:list-item>
                        
                    

                        <text:list-item>
                            <text:p text:style-name="List_20_1">
                                <text:span text:style-name="backtick">position</text:span> – the position of the first item/element that is rendered in the list. So within the <text:span text:style-name="backtick">List</text:span> or <text:span text:style-name="backtick">Grid</text:span> Widget, items from <text:span text:style-name="backtick">position</text:span> to <text:span text:style-name="backtick">position + itemsPerPage</text:span> will be rendered. <text:span text:style-name="backtick">position</text:span> can be in the interval from <text:span text:style-name="backtick">0</text:span> to <text:span text:style-name="backtick">numItems – itemsPerPage</text:span>.
                            </text:p>
                            
                        </text:list-item>
                        
                    
                    </text:list>
                <text:p text:style-name="Standard">The scrollbar can change its `position' in the following ways:</text:p>
                    <text:list xml:id="list_ScrollBar5" text:style-name="List_20_1">
                        
                        <text:list-item>
                            <text:p text:style-name="List_20_1">
                                By selecting the Left/Top button <text:span text:style-name="backtick">position</text:span> is decreased by the <text:span text:style-name="backtick">positionIncrement</text:span> value.
                            </text:p>
                            
                        </text:list-item>
                        
                    

                        <text:list-item>
                            <text:p text:style-name="List_20_1">
                                By selecting Right/Bottom button <text:span text:style-name="backtick">position</text:span> is increased by <text:span text:style-name="backtick">positionIncrement</text:span> value.
                            </text:p>
                            
                        </text:list-item>
                        
                    

                        <text:list-item>
                            <text:p text:style-name="List_20_1">
                                By moving the thumb <text:span text:style-name="backtick">position</text:span> is set to a value in the interval from <text:span text:style-name="backtick">0</text:span> to <text:span text:style-name="backtick">numItems - itemsPerPage</text:span>.
                            </text:p>
                            
                        </text:list-item>
                        
                    

                        <text:list-item>
                            <text:p text:style-name="List_20_1">
                                If the region between the Left/Top button and the thumb is selected, then the position is reduced by <text:span text:style-name="backtick">itemsPerPage</text:span> (AKA "page up").
                            </text:p>
                            
                        </text:list-item>
                        
                    

                        <text:list-item>
                            <text:p text:style-name="List_20_1">
                                If the region between the thumb and the Right/Bottom button is selected, then the position is increased by <text:span text:style-name="backtick">itemsPerPage</text:span> (AKA "page down").
                            </text:p>
                            
                        </text:list-item>
                        
                    
                    </text:list>
                

            
                <text:list xml:id="list_ScrollBar2" text:continue-numbering="true" text:continue-list="list_Scroll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rollBar6" text:continue-numbering="true" text:style-name="Outline">
                                                <text:list-item>
                                                    <text:list>
                                                        <text:list-item>
                                                            <text:list>
                                                                <text:list-item>
                                                                    <text:h text:style-name="Heading_20_3" text:outline-level="3">
                                                                        Data
                                                                        <text:s text:c="4"/>
                                                                        <text:span text:style-name="T2">EXPRESSION (struct:$ScrollbarState)</text:span>
                                                                    </text:h>
                                                                </text:list-item>
                                                            </text:list>
                                                        </text:list-item>
                                                    </text:list>
                                                </text:list-item>
                                            </text:list>
                                            <text:p text:style-name="Standard">Set here the name of the <text:span text:style-name="backtick">struct:$ScrollbarState</text:span> type variable.</text:p>,
                                            <text:list xml:id="list_ScrollBar7" text:continue-numbering="true" text:continue-list="list_ScrollBar6" text:style-name="Outline">
                                                <text:list-item>
                                                    <text:list>
                                                        <text:list-item>
                                                            <text:list>
                                                                <text:list-item>
                                                                    <text:h text:style-name="Heading_20_3" text:outline-level="3">
                                                                        Left button text
                                                                        <text:s text:c="4"/>
                                                                        <text:span text:style-name="T2">String</text:span>
                                                                    </text:h>
                                                                </text:list-item>
                                                            </text:list>
                                                        </text:list-item>
                                                    </text:list>
                                                </text:list-item>
                                            </text:list>
                                            <text:p text:style-name="Standard">The text that will be displayed inside the left/top button. Usually a single character from an icons font is used.</text:p>,
                                            <text:list xml:id="list_ScrollBar8" text:continue-numbering="true" text:continue-list="list_ScrollBar7" text:style-name="Outline">
                                                <text:list-item>
                                                    <text:list>
                                                        <text:list-item>
                                                            <text:list>
                                                                <text:list-item>
                                                                    <text:h text:style-name="Heading_20_3" text:outline-level="3">
                                                                        Right button text
                                                                        <text:s text:c="4"/>
                                                                        <text:span text:style-name="T2">String</text:span>
                                                                    </text:h>
                                                                </text:list-item>
                                                            </text:list>
                                                        </text:list-item>
                                                    </text:list>
                                                </text:list-item>
                                            </text:list>
                                            <text:p text:style-name="Standard">The text that will be displayed inside the right/bottom button. Usually a single character from an icons font is used.</text:p>,
                                            <text:list xml:id="list_ScrollBar9" text:continue-numbering="true" text:continue-list="list_ScrollBar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rollBar10" text:continue-numbering="true" text:continue-list="list_ScrollBar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3">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crollBar11" text:continue-numbering="true" text:continue-list="list_ScrollBar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crollBar12" text:continue-numbering="true" text:continue-list="list_ScrollBar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ext:list xml:id="list_ScrollBar13" text:continue-numbering="true" text:continue-list="list_ScrollBar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5">
                <draw:image xlink:href="Pictures/widget_centering.png" xlink:type="simple" xlink:show="embed" xlink:actuate="onLoad"/>
            </draw:frame></text:p>,
                                            <text:list xml:id="list_ScrollBar14" text:continue-numbering="true" text:continue-list="list_ScrollBar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crollBar15" text:continue-numbering="true" text:continue-list="list_ScrollBar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crollBar16" text:continue-numbering="true" text:continue-list="list_ScrollBar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crollBar17" text:continue-numbering="true" text:continue-list="list_ScrollBa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crollBar18" text:continue-numbering="true" text:continue-list="list_ScrollBar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crollBar19" text:continue-numbering="true" text:continue-list="list_ScrollBar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rollBar20" text:continue-numbering="true" text:continue-list="list_ScrollBar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ext:list xml:id="list_ScrollBar21" text:continue-numbering="true" text:continue-list="list_ScrollBar20" text:style-name="Outline">
                                                <text:list-item>
                                                    <text:list>
                                                        <text:list-item>
                                                            <text:list>
                                                                <text:list-item>
                                                                    <text:h text:style-name="Heading_20_3" text:outline-level="3">
                                                                        Thumb
                                                                        <text:s text:c="4"/>
                                                                        <text:span text:style-name="T2">Object</text:span>
                                                                    </text:h>
                                                                </text:list-item>
                                                            </text:list>
                                                        </text:list-item>
                                                    </text:list>
                                                </text:list-item>
                                            </text:list>
                                            <text:p text:style-name="Standard">Style that will be used to render the scrollbar thumb.</text:p>,
                                            <text:list xml:id="list_ScrollBar22" text:continue-numbering="true" text:continue-list="list_ScrollBar21"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Style used to render the left and right button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rollBar23" text:continue-numbering="true" text:continue-list="list_ScrollBar2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crollBar2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rollBar25" text:continue-numbering="true" text:continue-list="list_ScrollBar2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rollBar26" text:continue-numbering="true" text:continue-list="list_ScrollBar2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rollBar27" text:continue-numbering="true" text:continue-list="list_ScrollBar2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crollBar3" text:continue-numbering="true" text:continue-list="list_ScrollBar2" text:style-name="Outline">
                        <text:list-item>
                            <text:list>
                                <text:list-item>
                                    <text:h text:style-name="Heading_20_2" text:outline-level="2">Examples</text:h>
                                </text:list-item>
                            </text:list>
                        </text:list-item>
                    </text:list>
                    <text:p text:style-name="Standard"/>
                    
                    <text:list xml:id="list_ScrollBar28"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